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0000001507B59DEEE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draw:opacity="50%" fo:min-height="1.186cm" draw:shadow-opacity="50%"/>
    </style:style>
    <style:style style:name="P1" style:family="paragraph">
      <style:paragraph-properties fo:text-align="center"/>
    </style:style>
    <style:style style:name="P2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4.11cm" svg:height="11.852cm" svg:x="0cm" svg:y="0cm">
          <draw:image xlink:href="Pictures/1000000000000190000001507B59DEEE.jpg" xlink:type="simple" xlink:show="embed" xlink:actuate="onLoad">
            <text:p/>
          </draw:image>
        </draw:frame>
        <draw:frame draw:style-name="gr2" draw:text-style-name="P2" draw:layer="layout" svg:width="10.281cm" svg:height="1.436cm" svg:x="0.302cm" svg:y="0.34cm">
          <draw:text-box>
            <text:p text:style-name="P2"><text:span text:style-name="T1">GS-1 1Hz Seismomet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4.122cm" fo:page-height="11.86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Geoffrey Werner-Allen</meta:initial-creator>
    <meta:creation-date>2010-03-30T11:58:28</meta:creation-date>
    <dc:date>2010-03-30T12:00:17</dc:date>
    <dc:creator>Geoffrey Werner-Allen</dc:creator>
    <meta:editing-duration>PT00H01M49S</meta:editing-duration>
    <meta:editing-cycles>1</meta:editing-cycles>
    <meta:document-statistic meta:object-count="2"/>
    <meta:generator>OpenOffice.org/3.1$Linux OpenOffice.org_project/310m19$Build-9420</meta:generator>
  </office:meta>
</office:document-meta>
</file>